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349bd" officeooo:paragraph-rsid="000349bd"/>
    </style:style>
    <style:style style:name="P2" style:family="paragraph" style:parent-style-name="Standard">
      <style:text-properties officeooo:paragraph-rsid="000349bd"/>
    </style:style>
    <style:style style:name="P3" style:family="paragraph" style:parent-style-name="Standard">
      <style:paragraph-properties fo:text-align="justify" style:justify-single-word="false"/>
      <style:text-properties officeooo:rsid="0003a458" officeooo:paragraph-rsid="0003a458"/>
    </style:style>
    <style:style style:name="P4" style:family="paragraph" style:parent-style-name="Standard">
      <style:paragraph-properties fo:text-align="justify" style:justify-single-word="false"/>
      <style:text-properties officeooo:paragraph-rsid="0003a458"/>
    </style:style>
    <style:style style:name="P5" style:family="paragraph" style:parent-style-name="Standard" style:list-style-name="L2">
      <style:paragraph-properties fo:text-align="justify" style:justify-single-word="false"/>
      <style:text-properties officeooo:rsid="0003a458" officeooo:paragraph-rsid="0003a458"/>
    </style:style>
    <style:style style:name="P6" style:family="paragraph" style:parent-style-name="Standard" style:list-style-name="L2">
      <style:paragraph-properties fo:text-align="justify" style:justify-single-word="false"/>
      <style:text-properties officeooo:rsid="0006aee1" officeooo:paragraph-rsid="0006aee1"/>
    </style:style>
    <style:style style:name="P7" style:family="paragraph" style:parent-style-name="Standard" style:list-style-name="L2">
      <style:paragraph-properties fo:text-align="justify" style:justify-single-word="false"/>
      <style:text-properties officeooo:rsid="0009296e" officeooo:paragraph-rsid="0009296e"/>
    </style:style>
    <style:style style:name="P8" style:family="paragraph" style:parent-style-name="Standard" style:list-style-name="L2">
      <style:paragraph-properties fo:text-align="justify" style:justify-single-word="false"/>
      <style:text-properties officeooo:rsid="001093f6" officeooo:paragraph-rsid="001093f6"/>
    </style:style>
    <style:style style:name="P9" style:family="paragraph" style:parent-style-name="Standard">
      <style:paragraph-properties fo:text-align="justify" style:justify-single-word="false"/>
      <style:text-properties officeooo:rsid="0003a458" officeooo:paragraph-rsid="0003a458" fo:background-color="#dee7e5"/>
    </style:style>
    <style:style style:name="P10" style:family="paragraph" style:parent-style-name="Standard">
      <style:paragraph-properties fo:text-align="justify" style:justify-single-word="false" fo:break-before="page"/>
      <style:text-properties officeooo:rsid="0014fb4c" officeooo:paragraph-rsid="0014fb4c" fo:background-color="#dee7e5"/>
    </style:style>
    <style:style style:name="P11" style:family="paragraph" style:parent-style-name="Heading_20_2">
      <style:text-properties officeooo:rsid="0006aee1" officeooo:paragraph-rsid="0006aee1"/>
    </style:style>
    <style:style style:name="P12" style:family="paragraph" style:parent-style-name="Text_20_body" style:list-style-name="L1">
      <style:paragraph-properties fo:margin-left="1.27cm" fo:margin-right="0cm" fo:margin-top="0cm" fo:margin-bottom="0cm" loext:contextual-spacing="false" fo:line-height="100%" fo:text-indent="-0.64cm" style:auto-text-indent="false">
        <style:tab-stops/>
      </style:paragraph-properties>
      <style:text-properties officeooo:rsid="0006aee1" officeooo:paragraph-rsid="000dc711"/>
    </style:style>
    <style:style style:name="P13" style:family="paragraph" style:parent-style-name="Text_20_body" style:list-style-name="L1">
      <style:paragraph-properties fo:margin-left="1.27cm" fo:margin-right="0cm" fo:margin-top="0cm" fo:margin-bottom="0cm" loext:contextual-spacing="false" fo:line-height="100%" fo:text-indent="-0.64cm" style:auto-text-indent="false">
        <style:tab-stops/>
      </style:paragraph-properties>
      <style:text-properties officeooo:rsid="000dc711" officeooo:paragraph-rsid="000dc711"/>
    </style:style>
    <style:style style:name="P14" style:family="paragraph" style:parent-style-name="Text_20_body">
      <style:paragraph-properties fo:margin-top="0cm" fo:margin-bottom="0cm" loext:contextual-spacing="false" fo:line-height="100%" fo:text-align="justify" style:justify-single-word="false">
        <style:tab-stops/>
      </style:paragraph-properties>
      <style:text-properties officeooo:paragraph-rsid="0013d1a7"/>
    </style:style>
    <style:style style:name="P15" style:family="paragraph" style:parent-style-name="Text_20_body">
      <style:paragraph-properties fo:margin-top="0cm" fo:margin-bottom="0cm" loext:contextual-spacing="false" fo:line-height="100%">
        <style:tab-stops/>
      </style:paragraph-properties>
      <style:text-properties fo:color="#355269" fo:font-weight="bold" officeooo:paragraph-rsid="0013d1a7" style:font-weight-asian="bold" style:font-weight-complex="bold"/>
    </style:style>
    <style:style style:name="P16" style:family="paragraph" style:parent-style-name="Text_20_body">
      <style:paragraph-properties fo:margin-top="0cm" fo:margin-bottom="0cm" loext:contextual-spacing="false" fo:line-height="100%" fo:text-align="justify" style:justify-single-word="false">
        <style:tab-stops/>
      </style:paragraph-properties>
      <style:text-properties fo:color="#355269" fo:font-weight="bold" officeooo:rsid="001093f6" officeooo:paragraph-rsid="0013d1a7" style:font-weight-asian="bold" style:font-weight-complex="bold"/>
    </style:style>
    <style:style style:name="T1" style:family="text">
      <style:text-properties officeooo:rsid="00075d37"/>
    </style:style>
    <style:style style:name="T2" style:family="text">
      <style:text-properties fo:color="#ce181e"/>
    </style:style>
    <style:style style:name="T3" style:family="text">
      <style:text-properties fo:color="#4b2204"/>
    </style:style>
    <style:style style:name="T4" style:family="text">
      <style:text-properties officeooo:rsid="00113ce6"/>
    </style:style>
    <style:style style:name="T5" style:family="text">
      <style:text-properties officeooo:rsid="00120106"/>
    </style:style>
    <style:style style:name="T6" style:family="text">
      <style:text-properties officeooo:rsid="0013d1a7"/>
    </style:style>
    <style:style style:name="T7" style:family="text">
      <style:text-properties fo:color="#355269" fo:font-weight="bold" officeooo:rsid="0013d1a7"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faz</text:p>
      <text:p text:style-name="P1">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3">Actividades:</text:p>
      <text:h text:style-name="P11" text:outline-level="2">Barra de Herramientas</text:h>
      <text:p text:style-name="P15"><text:span text:style-name="T6">Actividades</text:span></text:p>
      <text:list xml:id="list3487877572" text:style-name="L1">
        <text:list-item>
          <text:p text:style-name="P12">Cambiar a Interfaz de Barra única</text:p>
        </text:list-item>
        <text:list-item>
          <text:p text:style-name="P13">Cambiar de nuevo la Interfaz a Barras estándares</text:p>
        </text:list-item>
      </text:list>
      <text:h text:style-name="Heading_20_2" text:outline-level="2">Barra de Estado</text:h>
      <text:p text:style-name="P14"><text:span text:style-name="T7">Actividades</text:span></text:p>
      <text:list xml:id="list3192222123" text:style-name="L2">
        <text:list-item>
          <text:p text:style-name="P5">Ir a página 2.</text:p>
        </text:list-item>
        <text:list-item>
          <text:p text:style-name="P5">Contabilizar las palabras que posee el documento y la frase actual.</text:p>
        </text:list-item>
        <text:list-item>
          <text:p text:style-name="P5">Cambiar el modo de Inserción a Sobrescribir</text:p>
          <text:list>
            <text:list-item>
              <text:p text:style-name="P5">Texto para in<text:span text:style-name="T2">se</text:span>rtar caracteres</text:p>
            </text:list-item>
            <text:list-item>
              <text:p text:style-name="P5">Texto para sobr<text:span text:style-name="T2">escribi</text:span>r caracteres</text:p>
            </text:list-item>
          </text:list>
        </text:list-item>
        <text:list-item>
          <text:p text:style-name="P6">Confirmar si el documento posee modificaciones o no, <text:span text:style-name="T1">y modo de guardar los cambios</text:span></text:p>
        </text:list-item>
        <text:list-item>
          <text:p text:style-name="P7">Establecer el idioma Inglés (Estados Unidos) para la siguiente frase:</text:p>
          <text:list>
            <text:list-item>
              <text:p text:style-name="P7">‘<text:span text:style-name="T3">WYSIWYG – What You See Is What You Get</text:span>’</text:p>
            </text:list-item>
          </text:list>
        </text:list-item>
      </text:list>
      <text:h text:style-name="Heading_20_2" text:outline-level="2">Área del d<text:span text:style-name="T4">o</text:span>cumento</text:h>
      <text:p text:style-name="P16"><text:span text:style-name="T6">Actividades</text:span></text:p>
      <text:list xml:id="list222514203281159" text:continue-numbering="true" text:style-name="L2">
        <text:list-item>
          <text:p text:style-name="P8">Activar <text:span text:style-name="T5">Modo de </text:span>Cursor directo</text:p>
        </text:list-item>
      </text:list>
      <text:p text:style-name="P3"/>
      <text:p text:style-name="P10">TEXTO EN PÁGINA 2</text:p>
      <text:p text:style-name="P9">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224b12"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21:34:09.449000000</meta:creation-date>
    <dc:date>2019-02-22T22:25:13.545000000</dc:date>
    <meta:editing-duration>PT16M39S</meta:editing-duration>
    <meta:editing-cycles>16</meta:editing-cycles>
    <meta:generator>LibreOffice/6.1.4.2$Windows_X86_64 LibreOffice_project/9d0f32d1f0b509096fd65e0d4bec26ddd1938fd3</meta:generator>
    <meta:document-statistic meta:table-count="0" meta:image-count="0" meta:object-count="0" meta:page-count="2" meta:paragraph-count="22" meta:word-count="764" meta:character-count="4299" meta:non-whitespace-character-count="3565"/>
  </office:meta>
</office:document-meta>
</file>